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a8bc"/>
    </style:style>
    <style:style style:name="P2" style:family="paragraph" style:parent-style-name="Standard">
      <style:text-properties fo:font-size="14pt" officeooo:rsid="0012a8bc" officeooo:paragraph-rsid="0012a8bc" style:font-size-asian="12.25pt" style:font-size-complex="14pt"/>
    </style:style>
    <style:style style:name="P3" style:family="paragraph" style:parent-style-name="Standard">
      <style:text-properties officeooo:paragraph-rsid="0012a8bc"/>
    </style:style>
    <style:style style:name="P4" style:family="paragraph" style:parent-style-name="Standard">
      <style:text-properties officeooo:paragraph-rsid="00178228"/>
    </style:style>
    <style:style style:name="P5" style:family="paragraph" style:parent-style-name="Heading_20_1">
      <style:paragraph-properties fo:break-before="page"/>
      <style:text-properties officeooo:rsid="001ad141" officeooo:paragraph-rsid="001ad141"/>
    </style:style>
    <style:style style:name="P6" style:family="paragraph" style:parent-style-name="Heading_20_1">
      <style:text-properties fo:color="#ce181e" style:text-underline-style="solid" style:text-underline-width="auto" style:text-underline-color="font-color" officeooo:rsid="001ad141" officeooo:paragraph-rsid="001ad141"/>
    </style:style>
    <style:style style:name="P7" style:family="paragraph" style:parent-style-name="Text_20_body">
      <style:text-properties fo:color="#000000" fo:font-size="20pt" style:text-underline-style="none" officeooo:rsid="001c2feb" officeooo:paragraph-rsid="001c2feb" style:font-size-asian="17.5pt" style:font-size-complex="20pt"/>
    </style:style>
    <style:style style:name="P8" style:family="paragraph" style:parent-style-name="Text_20_body" style:list-style-name="L2">
      <style:text-properties fo:color="#1b75bc" fo:font-size="20pt" style:text-underline-style="none" officeooo:rsid="001c2feb" officeooo:paragraph-rsid="001c2feb" style:font-size-asian="17.5pt" style:font-size-complex="20pt"/>
    </style:style>
    <style:style style:name="P9" style:family="paragraph" style:parent-style-name="Text_20_body" style:list-style-name="L2">
      <style:text-properties fo:color="#1b75bc" fo:font-size="20pt" style:text-underline-style="none" officeooo:rsid="001c2feb" officeooo:paragraph-rsid="001c4b98" style:font-size-asian="17.5pt" style:font-size-complex="20pt"/>
    </style:style>
    <style:style style:name="P10" style:family="paragraph" style:parent-style-name="Default">
      <style:paragraph-properties fo:text-align="center" style:justify-single-word="false" style:writing-mode="lr-tb"/>
    </style:style>
    <style:style style:name="P11" style:family="paragraph" style:parent-style-name="Default">
      <style:paragraph-properties fo:text-align="center" style:justify-single-word="false" style:writing-mode="lr-tb"/>
      <style:text-properties officeooo:paragraph-rsid="0012a8bc"/>
    </style:style>
    <style:style style:name="P12" style:family="paragraph" style:parent-style-name="Default">
      <style:paragraph-properties fo:break-before="page"/>
      <style:text-properties fo:color="#ce181e"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48pt" fo:font-style="normal" fo:font-weight="normal" style:font-size-asian="48pt" style:font-style-asian="normal" style:font-weight-asian="normal"/>
    </style:style>
    <style:style style:name="T3" style:family="text">
      <style:text-properties fo:color="#000000" style:font-name="Liberation Serif" fo:font-size="32pt" fo:font-style="normal" fo:font-weight="normal" style:font-size-asian="32pt" style:font-style-asian="normal" style:font-weight-asian="normal"/>
    </style:style>
    <style:style style:name="T4" style:family="text">
      <style:text-properties fo:color="#000000" style:font-name="Liberation Serif" fo:font-size="18pt" fo:font-style="normal" fo:font-weight="normal" style:font-size-asian="18pt" style:font-style-asian="normal" style:font-weight-asian="normal"/>
    </style:style>
    <style:style style:name="T5" style:family="text">
      <style:text-properties fo:color="#000000" style:font-name="Liberation Serif" fo:font-size="18pt" fo:font-style="normal" fo:font-weight="normal" officeooo:rsid="0012a8bc" style:font-size-asian="18pt" style:font-style-asian="normal" style:font-weight-asian="normal"/>
    </style:style>
    <style:style style:name="T6" style:family="text">
      <style:text-properties fo:color="#000000" style:font-name="Liberation Serif" fo:font-size="20pt" fo:font-style="normal" fo:font-weight="normal" style:font-size-asian="20pt" style:font-style-asian="normal" style:font-weight-asian="normal" style:font-size-complex="20pt"/>
    </style:style>
    <style:style style:name="T7" style:family="text">
      <style:text-properties fo:color="#000000" style:font-name="Liberation Serif" fo:font-size="20pt" fo:font-style="normal" fo:font-weight="normal" officeooo:rsid="0012a8bc" style:font-size-asian="20pt" style:font-style-asian="normal" style:font-weight-asian="normal" style:font-size-complex="20pt"/>
    </style:style>
    <style:style style:name="T8" style:family="text">
      <style:text-properties fo:color="#000000" style:font-name="Liberation Serif" fo:font-size="20pt" fo:font-style="normal" fo:font-weight="normal" officeooo:rsid="00153adb" style:font-size-asian="20pt" style:font-style-asian="normal" style:font-weight-asian="normal" style:font-size-complex="20pt"/>
    </style:style>
    <style:style style:name="T9" style:family="text">
      <style:text-properties fo:color="#000000" style:font-name="Liberation Serif" fo:font-size="20pt" fo:font-style="normal" fo:font-weight="normal" officeooo:rsid="00159f48" style:font-size-asian="20pt" style:font-style-asian="normal" style:font-weight-asian="normal" style:font-size-complex="20pt"/>
    </style:style>
    <style:style style:name="T10" style:family="text">
      <style:text-properties fo:color="#000000" style:font-name="Liberation Serif" fo:font-size="20pt" fo:font-style="normal" fo:font-weight="normal" officeooo:rsid="00178228" style:font-size-asian="20pt" style:font-style-asian="normal" style:font-weight-asian="normal" style:font-size-complex="20pt"/>
    </style:style>
    <style:style style:name="T11" style:family="text">
      <style:text-properties fo:color="#000000" style:font-name="Liberation Serif" fo:font-size="20pt" fo:font-style="normal" fo:font-weight="normal" officeooo:rsid="0019750f" style:font-size-asian="20pt" style:font-style-asian="normal" style:font-weight-asian="normal" style:font-size-complex="20pt"/>
    </style:style>
    <style:style style:name="T12" style:family="text">
      <style:text-properties fo:color="#000000" style:font-name="Liberation Serif" fo:font-size="14pt" fo:font-style="normal" fo:font-weight="normal" officeooo:rsid="0012a8bc" style:font-size-asian="12.25pt" style:font-style-asian="normal" style:font-weight-asian="normal" style:font-size-complex="14pt"/>
    </style:style>
    <style:style style:name="T13" style:family="text">
      <style:text-properties fo:color="#000000" officeooo:rsid="001c4b98"/>
    </style:style>
    <style:style style:name="T14" style:family="text">
      <style:text-properties fo:color="#000000" officeooo:rsid="001dd4f8"/>
    </style:style>
    <style:style style:name="T15" style:family="text">
      <style:text-properties fo:color="#000000" officeooo:rsid="001fbf57"/>
    </style:style>
    <style:style style:name="T16" style:family="text">
      <style:text-properties style:font-name="Liberation Serif" fo:font-size="20pt" fo:font-style="normal" fo:font-weight="bold" style:font-size-asian="20pt" style:font-style-asian="normal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/></text:p>
      <text:p text:style-name="P10"><text:span text:style-name="T2"/></text:p>
      <text:p text:style-name="P10"><text:span text:style-name="T2">ΜΥΥ601</text:span></text:p>
      <text:p text:style-name="P11"><text:span text:style-name="T2">Λειτουργικά Συστήματα</text:span></text:p>
      <text:p text:style-name="P10"><text:span text:style-name="T3">Πολυνηματικός server</text:span></text:p>
      <text:p text:style-name="P10"><text:span text:style-name="T5">(</text:span><text:span text:style-name="T4">2018</text:span><text:span text:style-name="T5">)</text:span></text:p>
      <text:p text:style-name="P10"><text:span text:style-name="T3"/></text:p>
      <text:p text:style-name="P10"><text:span text:style-name="T3">Μήτος-Κώτσης Αντώνης (3028)</text:span></text:p>
      <text:p text:style-name="P10"><text:span text:style-name="T3">Συμεωνίδης Θεόδωρος (3083)</text:span></text:p>
      <text:p text:style-name="P1"/>
      <text:p text:style-name="P12"><text:span text:style-name="T16">Λειτουργεία</text:span></text:p>
      <text:p text:style-name="P2"/>
      <text:p text:style-name="P4"><text:span text:style-name="T12"><text:tab/></text:span><text:span text:style-name="T6">Πρόκειται για μια υλοποίηση παραγώγου-καταναλωτή </text:span><text:span text:style-name="T10">με έναν server ο οποίος μπορεί να εκτελεί ταυτόχρονα πολλαπλές αιτήσεις </text:span><text:span text:style-name="T6">.</text:span></text:p>
      <text:p text:style-name="P4"><text:span text:style-name="T7"><text:tab/>Ο client αποστέλει αιτήσεις στον παραγωγό(main function),αυτός στην συνέχεια είναι υπεύθυνος να εισάγει τις αιτήσεις σε μια δομή τύπου ουράς </text:span><text:span text:style-name="T10">και να στείλει σήμα στον καταναλωτή οτι υπάρχουν αιτήσεις προς εκτέλεση</text:span><text:span text:style-name="T7">.</text:span></text:p>
      <text:p text:style-name="P3"><text:span text:style-name="T7"><text:tab/>Ο καταναλωτής </text:span><text:span text:style-name="T8">από την άλλη </text:span><text:span text:style-name="T7">αποτελείται από ένα σύνολο νημάτων,</text:span><text:span text:style-name="T9">αποθηκευμένα σε έναν πίνακα</text:span><text:span text:style-name="T7"> ,τα οποία είναι υπεύθυνα για την λήψη και εκτέλεση των αιτήσεων από την ουρά. </text:span></text:p>
      <text:p text:style-name="P4"><text:span text:style-name="T8"><text:tab/>Μόλις ένα νήμα εξάγει μια αίτηση από την ουρά τ</text:span><text:span text:style-name="T9">ότε το πρώτο βήμα που γίνεται είναι, η αναγνώρισει του είδους της αίτησης. Μετά από αυτό, και αφού τηρηθούν οι κανόνες προτεραιότητας των αιτήσεων,το νήμα <text:s/>οδεύει προς την εκτέλεση της αίτησης.Τέλος αφού η εκτέλεση τερματιστέι με επιτυχία το νήμα πρέπει να αποστέιλει το αποτέλεσμα πίσω στον client και να επιστρέψει στον πίνακα ώστε να εκτελέσει μια νέα αίτηση.</text:span></text:p>
      <text:p text:style-name="P4"><text:span text:style-name="T9"><text:tab/> </text:span><text:span text:style-name="T11">Όταν ο χρήστης αποφασίσει να τερματίσει το πρόγραμμα στέλνωντας σήμα τερματισμού (SIGTSTP) τότε ο server περιμένει την λήξη της εκτέλεσης όλων των νημάτων , εμφανίζει τον μέσο χρόνο αναμονής των αιτήσεων στην ουρά ,τον μέσο χρόνο εκτέλεσεις μιας αίτησης και τον συνολίκο αριθμό αιτήσεων που υλοποιήθηκαν και μετά τερματίζει. </text:span></text:p>
      <text:h text:style-name="P5" text:outline-level="1"/>
      <text:h text:style-name="P6" text:outline-level="1">Δομές και Συναρτήσεις</text:h>
      <text:p text:style-name="P7">Οι συναρτήσεις που υλοποίησαμε μαζί με την χρήση τους αναφαίρονται παρακάτω:</text:p>
      <text:p text:style-name="P7"/>
      <text:list xml:id="list3760491252" text:style-name="L2">
        <text:list-item>
          <text:p text:style-name="P8">thread_start<text:span text:style-name="T1">: Είναι η συνάρτηση με την οποία ξεκινούν την λειτουργία τους όλα τα νήματα </text:span><text:span text:style-name="T13">καταναλωτή</text:span><text:span text:style-name="T1"> .</text:span></text:p>
        </text:list-item>
        <text:list-item>
          <text:p text:style-name="P8">check_bounds<text:span text:style-name="T1">: </text:span><text:span text:style-name="T15">Ελέγχει τις μεταβλητές head και tail αν ξεπερνούν τα όρια της ουράς αιτήσεων και αν το κάνουν τις επαναφέρουν στην αρχή της.</text:span></text:p>
        </text:list-item>
        <text:list-item>
          <text:p text:style-name="P8">is_Full<text:span text:style-name="T1">: </text:span><text:span text:style-name="T13">Ελέγχει αν η ουρά των αιτήσεων είναι γεμάτη και επιστρέφει 1 ,αλλιώς επιστρέφει 0.</text:span></text:p>
        </text:list-item>
        <text:list-item>
          <text:p text:style-name="P9">is_Empty<text:span text:style-name="T1">:</text:span> <text:span text:style-name="T13">Ελέγχει αν η ουρά των αιτήσεων είναι άδεια και επιστρέφει 1 ,αλλιώς επιστρέφει 0.</text:span></text:p>
        </text:list-item>
        <text:list-item>
          <text:p text:style-name="P8">calculate_time<text:span text:style-name="T1">: </text:span><text:span text:style-name="T13">Χρησιμοποιείται για τον υπολογισμό του χρόνου αναμονής μιας αίτησης στην ουρά ,καθώς και για τον υπολογισμό του χρόνου εξυπηρέτησης μιας αίτησης.</text:span></text:p>
        </text:list-item>
        <text:list-item>
          <text:p text:style-name="P9">put_request<text:span text:style-name="T1">: <text:s/></text:span><text:span text:style-name="T13">Χρησιμοποιείται από τον παραγωγό για να εισάγει νέες αιτήσεις στην ούρα </text:span></text:p>
        </text:list-item>
        <text:list-item>
          <text:p text:style-name="P8">get_request<text:span text:style-name="T1">: </text:span><text:span text:style-name="T13">Επιστρέφει στον καταναλωτή έναν κόμβο ουράς </text:span><text:span text:style-name="T14">(</text:span><text:span text:style-name="T13">ο οποίος περιέχει </text:span><text:span text:style-name="T14">τον περιγραφέα του socket καθώς και τον χρόνο έναρξης της αίτησης) ωστέ να υλοποιηθεί η εξυπηρέτηση της αίτησης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24_7e_LT_7e_Gliederung_20_1" style:display-name="master-page2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4_7e_LT_7e_Gliederung_20_2" style:display-name="master-page24~LT~Gliederung 2" style:family="paragraph" style:parent-style-name="master-page2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4_7e_LT_7e_Gliederung_20_3" style:display-name="master-page24~LT~Gliederung 3" style:family="paragraph" style:parent-style-name="master-page2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4_7e_LT_7e_Gliederung_20_4" style:display-name="master-page24~LT~Gliederung 4" style:family="paragraph" style:parent-style-name="master-page2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5" style:display-name="master-page24~LT~Gliederung 5" style:family="paragraph" style:parent-style-name="master-page2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6" style:display-name="master-page24~LT~Gliederung 6" style:family="paragraph" style:parent-style-name="master-page2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7" style:display-name="master-page24~LT~Gliederung 7" style:family="paragraph" style:parent-style-name="master-page2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8" style:display-name="master-page24~LT~Gliederung 8" style:family="paragraph" style:parent-style-name="master-page2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Gliederung_20_9" style:display-name="master-page24~LT~Gliederung 9" style:family="paragraph" style:parent-style-name="master-page2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4_7e_LT_7e_Titel" style:display-name="master-page2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4_7e_LT_7e_Untertitel" style:display-name="master-page2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4_7e_LT_7e_Notizen" style:display-name="master-page2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4_7e_LT_7e_Hintergrundobjekte" style:display-name="master-page2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4_7e_LT_7e_Hintergrund" style:display-name="master-page2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04:20.894857651</meta:creation-date>
    <dc:date>2018-03-26T20:34:12.378082449</dc:date>
    <meta:editing-duration>PT19M12S</meta:editing-duration>
    <meta:editing-cycles>5</meta:editing-cycles>
    <meta:generator>LibreOffice/6.0.2.1$Linux_X86_64 LibreOffice_project/f7f06a8f319e4b62f9bc5095aa112a65d2f3ac89</meta:generator>
    <meta:document-statistic meta:table-count="0" meta:image-count="0" meta:object-count="0" meta:page-count="3" meta:paragraph-count="21" meta:word-count="356" meta:character-count="2320" meta:non-whitespace-character-count="1980"/>
  </office:meta>
</office:document-meta>
</file>